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svg:stroke-color="#808080" draw:marker-start-width="0.439cm" draw:marker-end-width="0.439cm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097cm" fo:min-width="0.847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line draw:style-name="gr2" draw:text-style-name="P1" draw:layer="layout" svg:x1="9.585cm" svg:y1="8.255cm" svg:x2="16.672cm" svg:y2="8.25cm">
            <text:p/>
          </draw:line>
          <draw:line draw:style-name="gr2" draw:text-style-name="P1" draw:layer="layout" svg:x1="9.285cm" svg:y1="7.45cm" svg:x2="16.905cm" svg:y2="7.45cm">
            <text:p/>
          </draw:line>
          <draw:line draw:style-name="gr2" draw:text-style-name="P1" draw:layer="layout" svg:x1="8.96cm" svg:y1="6.65cm" svg:x2="17.19cm" svg:y2="6.65cm">
            <text:p/>
          </draw:line>
          <draw:line draw:style-name="gr2" draw:text-style-name="P1" draw:layer="layout" svg:x1="8.66cm" svg:y1="5.85cm" svg:x2="17.499cm" svg:y2="5.85cm">
            <text:p/>
          </draw:line>
          <draw:line draw:style-name="gr2" draw:text-style-name="P1" draw:layer="layout" svg:x1="8.36cm" svg:y1="5.05cm" svg:x2="17.809cm" svg:y2="5.05cm">
            <text:p/>
          </draw:line>
          <draw:line draw:style-name="gr2" draw:text-style-name="P1" draw:layer="layout" svg:x1="16.605cm" svg:y1="8.255cm" svg:x2="18.51cm" svg:y2="3.175cm">
            <text:p/>
          </draw:line>
          <draw:line draw:style-name="gr2" draw:text-style-name="P1" draw:layer="layout" svg:x1="9.661cm" svg:y1="8.301cm" svg:x2="8.061cm" svg:y2="4.445cm">
            <text:p/>
          </draw:line>
          <draw:line draw:style-name="gr3" draw:text-style-name="P1" draw:layer="layout" svg:x1="16.605cm" svg:y1="8.25cm" svg:x2="17.205cm" svg:y2="10.16cm">
            <text:p/>
          </draw:line>
          <draw:line draw:style-name="gr2" draw:text-style-name="P1" draw:layer="layout" svg:x1="17.245cm" svg:y1="10.109cm" svg:x2="10.641cm" svg:y2="10.109cm">
            <text:p/>
          </draw:line>
          <draw:line draw:style-name="gr2" draw:text-style-name="P1" draw:layer="layout" svg:x1="9.661cm" svg:y1="8.25cm" svg:x2="9.661cm" svg:y2="5.05cm">
            <text:p/>
          </draw:line>
          <draw:line draw:style-name="gr2" draw:text-style-name="P1" draw:layer="layout" svg:x1="16.605cm" svg:y1="8.25cm" svg:x2="16.605cm" svg:y2="5.05cm">
            <text:p/>
          </draw:line>
          <draw:line draw:style-name="gr2" draw:text-style-name="P1" draw:layer="layout" svg:x1="11.414cm" svg:y1="5.05cm" svg:x2="11.414cm" svg:y2="8.25cm">
            <text:p/>
          </draw:line>
          <draw:line draw:style-name="gr2" draw:text-style-name="P1" draw:layer="layout" svg:x1="13.141cm" svg:y1="5.05cm" svg:x2="13.141cm" svg:y2="8.25cm">
            <text:p/>
          </draw:line>
          <draw:line draw:style-name="gr2" draw:text-style-name="P1" draw:layer="layout" svg:x1="14.868cm" svg:y1="8.25cm" svg:x2="14.868cm" svg:y2="5.05cm">
            <text:p/>
          </draw:line>
          <draw:custom-shape draw:style-name="gr4" draw:text-style-name="P2" draw:layer="layout" svg:width="1.905cm" svg:height="1.905cm" svg:x="9.82cm" svg:y="9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905cm" svg:height="1.905cm" svg:x="15.997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.45cm" svg:y1="3.226cm" svg:x2="19.685cm" svg:y2="3.226cm">
            <text:p/>
          </draw:lin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15:18:38.917181202</meta:creation-date>
    <dc:date>2025-04-11T15:41:55.907806038</dc:date>
    <meta:editing-duration>PT2M9S</meta:editing-duration>
    <meta:editing-cycles>1</meta:editing-cycles>
    <meta:document-statistic meta:object-count="41"/>
    <meta:generator>LibreOffice/25.2.2.2$Linux_X86_64 LibreOffice_project/520$Build-2</meta:generator>
  </office:meta>
</office:document-meta>
</file>